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e Printer" svg:font-family="'Line Printer'"/>
    <style:font-face style:name="Arial" svg:font-family="Arial" style:font-family-generic="swiss"/>
    <style:font-face style:name="DejaVu Sans Condensed1" svg:font-family="'DejaVu Sans Condensed'" style:font-family-generic="swiss"/>
    <style:font-face style:name=",Times New Roman" svg:font-family="',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" svg:font-family="Helv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U1_20_Überschrift_20_X.">
      <style:paragraph-properties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</style:style>
    <style:style style:name="P2" style:family="paragraph" style:parent-style-name="IV_20_Inhaltsverzeichnis" style:master-page-name="Konvert_20_5">
      <style:paragraph-properties style:page-number="auto"/>
    </style:style>
    <style:style style:name="P3" style:family="paragraph" style:parent-style-name="GA_20_Grund_20_-_20_Absatzlayout_20_V1.5-LSLP8">
      <style:text-properties fo:font-weight="bold" style:font-weight-asian="bold"/>
    </style:style>
    <style:style style:name="P4" style:family="paragraph" style:parent-style-name="GA_20_Grund_20_-_20_Absatzlayout_20_V1.5-LSLP8">
      <style:paragraph-properties fo:text-align="center" style:justify-single-word="false"/>
    </style:style>
    <style:style style:name="P5" style:family="paragraph" style:parent-style-name="GA_20_Grund_20_-_20_Absatzlayout_20_V1.5-LSLP8">
      <style:paragraph-properties fo:break-before="page"/>
    </style:style>
    <style:style style:name="P6" style:family="paragraph" style:parent-style-name="GA_20_Grund_20_-_20_Absatzlayout_20_V1.5-LSLP8">
      <style:paragraph-properties fo:text-align="center" style:justify-single-word="false" fo:break-before="page"/>
    </style:style>
    <style:style style:name="P7" style:family="paragraph" style:parent-style-name="GA_20_Grund_20_-_20_Absatzlayout_20_V1.5-LSLP8" style:master-page-name="Standard">
      <style:paragraph-properties style:page-number="auto"/>
    </style:style>
    <style:style style:name="P8" style:family="paragraph" style:parent-style-name="GA_20_Grund_20_-_20_Absatzlayout_20_V1.5-LSLP8" style:list-style-name="" style:master-page-name="Konvert_20_1">
      <style:paragraph-properties style:page-number="auto"/>
    </style:style>
    <style:style style:name="P9" style:family="paragraph" style:parent-style-name="GA_20_Grund_20_-_20_Absatzlayout_20_V1.5-LSLP8" style:master-page-name="Konvert_20_2">
      <style:paragraph-properties style:page-number="auto"/>
    </style:style>
    <style:style style:name="P10" style:family="paragraph" style:parent-style-name="GA_20_Grund_20_-_20_Absatzlayout_20_V1.5-LSLP8" style:master-page-name="Konvert_20_3">
      <style:paragraph-properties style:page-number="auto"/>
    </style:style>
    <style:style style:name="P11" style:family="paragraph" style:parent-style-name="GA_20_Grund_20_-_20_Absatzlayout_20_V1.5-LSLP8" style:master-page-name="Konvert_20_4">
      <style:paragraph-properties style:page-number="auto"/>
    </style:style>
    <style:style style:name="P12" style:family="paragraph" style:parent-style-name="GA_20_Grund_20_-_20_Absatzlayout_20_V1.5-LSLP8" style:master-page-name="Konvert_20_6">
      <style:paragraph-properties style:page-number="auto"/>
    </style:style>
    <style:style style:name="P13" style:family="paragraph" style:parent-style-name="LI_20_Listing">
      <style:paragraph-properties fo:text-align="end" style:justify-single-word="false"/>
    </style:style>
    <style:style style:name="P14" style:family="paragraph" style:parent-style-name="Heading">
      <style:paragraph-properties fo:break-before="page"/>
    </style:style>
    <style:style style:name="T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Heading"><text:title>Spezifikation  </text:title><text:tab/></text:p>
      <text:p text:style-name="GA_20_Grund_20_-_20_Absatzlayout_20_V1.5-LSLP8"/>
      <text:p text:style-name="GA_20_Grund_20_-_20_Absatzlayout_20_V1.5-LSLP8"/>
      <text:p text:style-name="Heading"><text:subject>Rsc-Compiler Fehlerbehandlung</text:subject><text:tab/></text:p>
      <text:p text:style-name="GA_20_Grund_20_-_20_Absatzlayout_20_V1.5-LSLP8"/>
      <text:p text:style-name="GA_20_Grund_20_-_20_Absatzlayout_20_V1.5-LSLP8"/>
      <text:p text:style-name="Heading"><text:tab/></text:p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GA_20_Grund_20_-_20_Absatzlayout_20_V1.5-LSLP8"/>
      <text:p text:style-name="Heading"><text:s/><text:tab/></text:p>
      <text:p text:style-name="GA_20_Grund_20_-_20_Absatzlayout_20_V1.5-LSLP8"/>
      <text:p text:style-name="GA_20_Grund_20_-_20_Absatzlayout_20_V1.5-LSLP8"/>
      <text:p text:style-name="Heading"><text:tab/>STAR DIVISION / STAR LAB Hamburg</text:p>
      <text:p text:style-name="GA_20_Grund_20_-_20_Absatzlayout_20_V1.5-LSLP8"/>
      <text:p text:style-name="GA_20_Grund_20_-_20_Absatzlayout_20_V1.5-LSLP8"/>
      <text:p text:style-name="Heading"><text:tab/>Stand: $Date: <text:s text:c="2"/>22 Jan 1992 12:40:36 <text:s/>$</text:p>
      <text:p text:style-name="GA_20_Grund_20_-_20_Absatzlayout_20_V1.5-LSLP8"/>
      <text:p text:style-name="P8"/>
      <text:p text:style-name="P9"/>
      <text:p text:style-name="GA_20_Grund_20_-_20_Absatzlayout_20_V1.5-LSLP8"/>
      <text:p text:style-name="GA_20_Grund_20_-_20_Absatzlayout_20_V1.5-LSLP8"/>
      <text:p text:style-name="Heading"><text:title>Spezifikation  </text:title></text:p>
      <text:p text:style-name="GA_20_Grund_20_-_20_Absatzlayout_20_V1.5-LSLP8"/>
      <text:p text:style-name="GA_20_Grund_20_-_20_Absatzlayout_20_V1.5-LSLP8"/>
      <text:p text:style-name="GA_20_Grund_20_-_20_Absatzlayout_20_V1.5-LSLP8"/>
      <text:p text:style-name="FP_20_Funktionsparameter">Dokumentenname<text:subject>Rsc-Compiler Fehlerbehandlung</text:subject><text:tab/></text:p>
      <text:p text:style-name="GA_20_Grund_20_-_20_Absatzlayout_20_V1.5-LSLP8"/>
      <text:p text:style-name="FP_20_Funktionsparameter">Projektname<text:subject>Rsc-Compiler Fehlerbehandlung</text:subject><text:tab/></text:p>
      <text:p text:style-name="GA_20_Grund_20_-_20_Absatzlayout_20_V1.5-LSLP8"/>
      <text:p text:style-name="FP_20_Funktionsparameter">Versionsnummer<text:tab/>$Revision: <text:s text:c="2"/>1.1 <text:s/>$</text:p>
      <text:p text:style-name="GA_20_Grund_20_-_20_Absatzlayout_20_V1.5-LSLP8"/>
      <text:p text:style-name="GA_20_Grund_20_-_20_Absatzlayout_20_V1.5-LSLP8"/>
      <text:p text:style-name="FP_20_Funktionsparameter">erstellt<text:tab/>16. September 1991</text:p>
      <text:p text:style-name="GA_20_Grund_20_-_20_Absatzlayout_20_V1.5-LSLP8"/>
      <text:p text:style-name="FP_20_Funktionsparameter">geändert<text:tab/>$Date: <text:s text:c="2"/>22 Jan 1992 12:40:36 <text:s/>$</text:p>
      <text:p text:style-name="GA_20_Grund_20_-_20_Absatzlayout_20_V1.5-LSLP8"/>
      <text:p text:style-name="GA_20_Grund_20_-_20_Absatzlayout_20_V1.5-LSLP8"/>
      <text:p text:style-name="FP_20_Funktionsparameter">Dateiname<text:file-name text:display="name-and-extension">rscerror1.doc</text:file-name><text:tab/><text:file-name text:display="name-and-extension">rscerror1.doc</text:file-name></text:p>
      <text:p text:style-name="GA_20_Grund_20_-_20_Absatzlayout_20_V1.5-LSLP8"/>
      <text:p text:style-name="GA_20_Grund_20_-_20_Absatzlayout_20_V1.5-LSLP8"/>
      <text:p text:style-name="FP_20_Funktionsparameter">Autor <text:tab/></text:p>
      <text:p text:style-name="GA_20_Grund_20_-_20_Absatzlayout_20_V1.5-LSLP8"/>
      <text:p text:style-name="FP_20_Funktionsparameter">Bearbeiter<text:tab/>$Author: <text:s text:c="2"/>MM <text:s/>$</text:p>
      <text:p text:style-name="GA_20_Grund_20_-_20_Absatzlayout_20_V1.5-LSLP8"/>
      <text:p text:style-name="FP_20_Funktionsparameter">Qualitätskontrolle<text:tab/></text:p>
      <text:p text:style-name="GA_20_Grund_20_-_20_Absatzlayout_20_V1.5-LSLP8"/>
      <text:p text:style-name="GA_20_Grund_20_-_20_Absatzlayout_20_V1.5-LSLP8"/>
      <text:p text:style-name="FP_20_Funktionsparameter">Status<text:tab/>XX<text:tab/>in Arbeit</text:p>
      <text:p text:style-name="FP_20_Funktionsparameter"><text:tab/>__<text:tab/>fertiggestellt</text:p>
      <text:p text:style-name="FP_20_Funktionsparameter"><text:tab/>__<text:tab/>abgenommen</text:p>
      <text:p text:style-name="FP_20_Funktionsparameter"><text:tab/>__<text:tab/>freigegeben</text:p>
      <text:p text:style-name="GA_20_Grund_20_-_20_Absatzlayout_20_V1.5-LSLP8"/>
      <text:p text:style-name="GA_20_Grund_20_-_20_Absatzlayout_20_V1.5-LSLP8"/>
      <text:p text:style-name="FP_20_Funktionsparameter">Vertraulich<text:tab/>__ Ja <text:s text:c="2"/>XX Nein</text:p>
      <text:p text:style-name="GA_20_Grund_20_-_20_Absatzlayout_20_V1.5-LSLP8"/>
      <text:p text:style-name="GA_20_Grund_20_-_20_Absatzlayout_20_V1.5-LSLP8"/>
      <text:p text:style-name="FP_20_Funktionsparameter">Copyright (C)<text:tab/>Star Division 1990</text:p>
      <text:p text:style-name="P10"/>
      <text:list xml:id="list5746739664430392826" text:style-name="WW8Num1">
        <text:list-item>
          <text:p text:style-name="P1"><text:s/>Einleitung</text:p>
        </text:list-item>
      </text:list>
      <text:p text:style-name="GA_20_Grund_20_-_20_Absatzlayout_20_V1.5-LSLP8"/>
      <text:p text:style-name="GA_20_Grund_20_-_20_Absatzlayout_20_V1.5-LSLP8">In diesem Dokument werden die Klassen beschrieben, die die Fehlerbehandlung organisieren.</text:p>
      <text:p text:style-name="GA_20_Grund_20_-_20_Absatzlayout_20_V1.5-LSLP8"/>
      <text:p text:style-name="P3">Hinweise zur Implementation</text:p>
      <text:p text:style-name="GA_20_Grund_20_-_20_Absatzlayout_20_V1.5-LSLP8">Bevor eine dieser Klassen benutzt wird, muß die Funktion InitRscCompiler aufgerufen werden.</text:p>
      <text:p text:style-name="P5"/>
      <text:list xml:id="list1648050171" text:continue-numbering="true" text:style-name="WW8Num1">
        <text:list-item>
          <text:p text:style-name="P1"><text:s/>Klassenbeschreibung</text:p>
        </text:list-item>
      </text:list>
      <text:p text:style-name="GA_20_Grund_20_-_20_Absatzlayout_20_V1.5-LSLP8"/>
      <text:p text:style-name="P3">ERRTYPE:</text:p>
      <text:p text:style-name="GA_20_Grund_20_-_20_Absatzlayout_20_V1.5-LSLP8">Diese Klasse enthält eine Fehler- oder eine Warnungsnummer.</text:p>
      <text:p text:style-name="GA_20_Grund_20_-_20_Absatzlayout_20_V1.5-LSLP8"/>
      <text:p text:style-name="P3">RscError:</text:p>
      <text:p text:style-name="GA_20_Grund_20_-_20_Absatzlayout_20_V1.5-LSLP8">Diese Klasse übernimmt die Ausgabe der Fehlermeldungen.</text:p>
      <text:p text:style-name="GA_20_Grund_20_-_20_Absatzlayout_20_V1.5-LSLP8"/>
      <text:list xml:id="list300723935" text:continue-numbering="true" text:style-name="WW8Num1">
        <text:list-item>
          <text:p text:style-name="P1"><text:s/>Globale Funktionen</text:p>
        </text:list-item>
      </text:list>
      <text:p text:style-name="GA_20_Grund_20_-_20_Absatzlayout_20_V1.5-LSLP8"/>
      <text:p text:style-name="P3">RscExit():</text:p>
      <text:p text:style-name="GA_20_Grund_20_-_20_Absatzlayout_20_V1.5-LSLP8">Die Funktion muß von jedem Programm implementiert werden, die Klassen aus dem rsc-System benutzen. Die Funktion bedeutet, daß das Programm sofort beendet werden muß, weil ein scherwiegender Programmfehler aufgetreten ist.</text:p>
      <text:p text:style-name="P11"/>
      <text:p text:style-name="GA_20_Grund_20_-_20_Absatzlayout_20_V1.5-LSLP8"/>
      <text:p text:style-name="Heading">Inhaltsverzeichnis</text:p>
      <text:p text:style-name="GA_20_Grund_20_-_20_Absatzlayout_20_V1.5-LSLP8"/>
      <text:p text:style-name="IV_20_Inhaltsverzeichnis">1. Einleitung<text:tab/>3</text:p>
      <text:p text:style-name="IV_20_Inhaltsverzeichnis">2. Klassenbeschreibung<text:tab/>4</text:p>
      <text:p text:style-name="IV_20_Inhaltsverzeichnis">3. Globale Funktionen<text:tab/>4</text:p>
      <text:p text:style-name="IV_20_Inhaltsverzeichnis">ERRTYPE<text:tab/>6</text:p>
      <text:p text:style-name="IV_20_Inhaltsverzeichnis">RscError<text:tab/>10</text:p>
      <text:p text:style-name="IV_20_Inhaltsverzeichnis">::RscExit()<text:tab/>15</text:p>
      <text:p text:style-name="IV_20_Inhaltsverzeichnis">Stichwortverzeichnis<text:tab/>17</text:p>
      <text:p text:style-name="P2"/>
      <text:p text:style-name="Heading"/>
      <text:p text:style-name="P14">ERRTYPE</text:p>
      <text:p text:style-name="GA_20_Grund_20_-_20_Absatzlayout_20_V1.5-LSLP8"><text:alphabetical-index-mark text:string-value="ERRTYPE"/><text:toc-mark text:string-value="ERRTYPE" text:outline-level="1"/>§</text:p>
      <text:p text:style-name="LI_20_Listing">class ERRTYPE {</text:p>
      <text:p text:style-name="LI_20_Listing">public:</text:p>
      <text:p text:style-name="LI_20_Listing"><text:s text:c="4"/>ERRTYPE();</text:p>
      <text:p text:style-name="LI_20_Listing"><text:s text:c="4"/>ERRTYPE( USHORT nErr );</text:p>
      <text:p text:style-name="LI_20_Listing"><text:s text:c="4"/>ERRTYPE&amp; operator = ( const ERRTYPE &amp; rError );</text:p>
      <text:p text:style-name="LI_20_Listing"><text:s text:c="4"/>operator <text:s/>USHORT();</text:p>
      <text:p text:style-name="LI_20_Listing"><text:s text:c="4"/>BOOL IsError();</text:p>
      <text:p text:style-name="LI_20_Listing"><text:s text:c="4"/>BOOL IsOk();</text:p>
      <text:p text:style-name="LI_20_Listing"><text:s text:c="4"/>BOOL IsWarning();</text:p>
      <text:p text:style-name="LI_20_Listing"><text:s text:c="4"/>void Clear();</text:p>
      <text:p text:style-name="LI_20_Listing">};</text:p>
      <text:p text:style-name="LI_20_Listing"/>
      <text:p text:style-name="LI_20_Listing">#define ERR_OK</text:p>
      <text:p text:style-name="LI_20_Listing">#define ERR_ERROREND</text:p>
      <text:p text:style-name="LI_20_Listing">#define ERR_WARNING</text:p>
      <text:p text:style-name="LI_20_Listing">#define ERR_WARNINGEND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Eine Instanz dieser Klassen enthält entweder eine Fehler- oder eine Warnungsnummer oder keines von beiden. Zu beachten ist, daß eine Fehlernummer nicht überschrieben werden kann (!der erste Fehler ist interressant ).</text:p>
      <text:p text:style-name="GA_20_Grund_20_-_20_Absatzlayout_20_V1.5-LSLP8"/>
      <text:p text:style-name="F1_20_Fettschrift_20_einzeilig">Anmerkungen</text:p>
      <text:p text:style-name="GA_20_Grund_20_-_20_Absatzlayout_20_V1.5-LSLP8">Warnungen werden von Fehlernummern überschrieben, aber nicht von Warnungsnummern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Klasse: RscError.</text:p>
      <text:p text:style-name="GA_20_Grund_20_-_20_Absatzlayout_20_V1.5-LSLP8"/>
      <text:p text:style-name="F1_20_Fettschrift_20_einzeilig">Beispiel</text:p>
      <text:p text:style-name="GA_20_Grund_20_-_20_Absatzlayout_20_V1.5-LSLP8"/>
      <text:p text:style-name="LI_20_Listing">.....</text:p>
      <text:p text:style-name="LI_20_Listing">ERRTYPE aError;</text:p>
      <text:p text:style-name="LI_20_Listing"/>
      <text:p text:style-name="LI_20_Listing">aError = ERR_OPENFILE;</text:p>
      <text:p text:style-name="LI_20_Listing">aError = ERR_ERROR;</text:p>
      <text:p text:style-name="LI_20_Listing">if( ERR_OPENFILE == aError )</text:p>
      <text:p text:style-name="LI_20_Listing"><text:tab/>printf( "Fehler: Datei kann nicht göffnet werden!\n" );</text:p>
      <text:p text:style-name="LI_20_Listing">else</text:p>
      <text:p text:style-name="LI_20_Listing"><text:tab/>printf( "Fehler: Allgemeiner Fehler!\n");</text:p>
      <text:p text:style-name="LI_20_Listing">.....</text:p>
      <text:p text:style-name="GA_20_Grund_20_-_20_Absatzlayout_20_V1.5-LSLP8"/>
      <text:p text:style-name="GA_20_Grund_20_-_20_Absatzlayout_20_V1.5-LSLP8">Die Ausgabe heißt:</text:p>
      <text:p text:style-name="GA_20_Grund_20_-_20_Absatzlayout_20_V1.5-LSLP8">Fehler: Datei kann nicht geöffnet werden!</text:p>
      <text:p text:style-name="P14">ERRTYPE::ERRTYPE()</text:p>
      <text:p text:style-name="GA_20_Grund_20_-_20_Absatzlayout_20_V1.5-LSLP8"><text:alphabetical-index-mark text:string-value="ERRTYPE()" text:key1="ERRTYPE"/>§</text:p>
      <text:p text:style-name="LI_20_Listing">ERRTYPE::ERRTYPE();</text:p>
      <text:p text:style-name="LI_20_Listing">ERRTYPE::ERRTYPE( USHORT nErrNo );</text:p>
      <text:p text:style-name="LI_20_Listing">ERRTYPE::ERRTYPE( const ERRTYPE &amp; rErro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 wird eine Instanz ERRTYPE erzeug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nErrNo<text:tab/>diese Zahl ist der Fehler der in die Instanz eingetragen wird.</text:p>
      <text:p text:style-name="FP_20_Funktionsparameter">rError<text:tab/>aus dieser Instanz wird der Fehler übernommen.</text:p>
      <text:p text:style-name="GA_20_Grund_20_-_20_Absatzlayout_20_V1.5-LSLP8"/>
      <text:p text:style-name="F1_20_Fettschrift_20_einzeilig">Anmerkungen</text:p>
      <text:p text:style-name="GA_20_Grund_20_-_20_Absatzlayout_20_V1.5-LSLP8"/>
      <text:p text:style-name="GA_20_Grund_20_-_20_Absatzlayout_20_V1.5-LSLP8">Wird der leere Konstruktor verwendet, dann ist die Fehlernummer ERR_OK. Die Methode IsOk() liefert TRUE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Klassen: <text:s/>RscError</text:p>
      <text:p text:style-name="GA_20_Grund_20_-_20_Absatzlayout_20_V1.5-LSLP8">Methoden: IsError(), IsOk(), Clear().</text:p>
      <text:p text:style-name="GA_20_Grund_20_-_20_Absatzlayout_20_V1.5-LSLP8"/>
      <text:p text:style-name="F1_20_Fettschrift_20_einzeilig">Beispiel</text:p>
      <text:p text:style-name="GA_20_Grund_20_-_20_Absatzlayout_20_V1.5-LSLP8">Hier wird gezeigt wie Fehler zugewiesen und überschrieben werden.</text:p>
      <text:p text:style-name="GA_20_Grund_20_-_20_Absatzlayout_20_V1.5-LSLP8"/>
      <text:p text:style-name="LI_20_Listing">ERRTYPE aErr;</text:p>
      <text:p text:style-name="LI_20_Listing">printf( aErr.IsOk() ? "TRUE", "FALSE" ); <text:s text:c="4"/>//Ausg.: TRUE</text:p>
      <text:p text:style-name="LI_20_Listing">aErr = WRN_LOCALID; //Warnung zuweisen</text:p>
      <text:p text:style-name="LI_20_Listing">printf( aErr.IsOk() ? "TRUE", "FALSE" ); <text:s text:c="4"/>//Ausg.: TRUE</text:p>
      <text:p text:style-name="LI_20_Listing">printf( aErr.IsWarning() ? "TRUE", "FALSE" );//Ausg.: TRUE</text:p>
      <text:p text:style-name="LI_20_Listing">printf( aErr.IsError() ? "TRUE", "FALSE" ); <text:s/>//Ausg.: FALSE</text:p>
      <text:p text:style-name="LI_20_Listing">aErr = ERR_ERROR; <text:s text:c="2"/>//Fehler zuweisen</text:p>
      <text:p text:style-name="LI_20_Listing">printf( aErr.IsOk() ? "TRUE", "FALSE" ); <text:s text:c="4"/>//Ausg.: FALSE</text:p>
      <text:p text:style-name="LI_20_Listing">printf( aErr.IsWarning() ? "TRUE", "FALSE" );//Ausg.: FALSE</text:p>
      <text:p text:style-name="LI_20_Listing">printf( aErr.IsError() ? "TRUE", "FALSE" ); <text:s/>//Ausg.: TRUE</text:p>
      <text:p text:style-name="LI_20_Listing">aErr = ERR_OK; <text:s text:c="4"/>//Fehler aufheben geht so nicht</text:p>
      <text:p text:style-name="LI_20_Listing">printf( aErr.IsOk() ? "TRUE", "FALSE" ); <text:s text:c="4"/>//Ausg.: FALSE</text:p>
      <text:p text:style-name="LI_20_Listing">printf( aErr.IsError() ? "TRUE", "FALSE" ); <text:s/>//Ausg.: TRUE</text:p>
      <text:p text:style-name="LI_20_Listing">aError.Clear(); <text:s text:c="3"/>//Fehler aufheben</text:p>
      <text:p text:style-name="LI_20_Listing">printf( aErr.IsOk() ? "TRUE", "FALSE" ); <text:s text:c="4"/>//Ausg.: TRUE</text:p>
      <text:p text:style-name="LI_20_Listing">printf( aErr.IsError() ? "TRUE", "FALSE" ); <text:s/>//Ausg.: FALSE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ERRTYPE::operator =()</text:p>
      <text:p text:style-name="GA_20_Grund_20_-_20_Absatzlayout_20_V1.5-LSLP8"><text:alphabetical-index-mark text:string-value="operator =()" text:key1="ERRTYPE"/>§</text:p>
      <text:p text:style-name="LI_20_Listing">ERRTYPE &amp; ERRTYPE::operator &amp;( const ERRTYPE &amp; rErr );</text:p>
      <text:p text:style-name="GA_20_Grund_20_-_20_Absatzlayout_20_V1.5-LSLP8"><text:soft-page-break/></text:p>
      <text:p text:style-name="F1_20_Fettschrift_20_einzeilig">Beschreibung</text:p>
      <text:p text:style-name="GA_20_Grund_20_-_20_Absatzlayout_20_V1.5-LSLP8"/>
      <text:p text:style-name="GA_20_Grund_20_-_20_Absatzlayout_20_V1.5-LSLP8">Der Zuweisungsoperator kopiert den Fehler oder die Warnung von rErr in die Instanz. Ein kopieren findet nicht statt, wenn in der Instanz schon ein Fehler eingetragen wurde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rErr<text:tab/>aus dieser Instanz wird der Fehler übernommen.</text:p>
      <text:p text:style-name="GA_20_Grund_20_-_20_Absatzlayout_20_V1.5-LSLP8"/>
      <text:p text:style-name="F1_20_Fettschrift_20_einzeilig">Return-Werte</text:p>
      <text:p text:style-name="GA_20_Grund_20_-_20_Absatzlayout_20_V1.5-LSLP8"/>
      <text:p text:style-name="GA_20_Grund_20_-_20_Absatzlayout_20_V1.5-LSLP8">Die eigene Instanz wird zurückgeliefer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operator USHORT().</text:p>
      <text:p text:style-name="GA_20_Grund_20_-_20_Absatzlayout_20_V1.5-LSLP8"/>
      <text:p text:style-name="F1_20_Fettschrift_20_einzeilig">Beispiel</text:p>
      <text:p text:style-name="GA_20_Grund_20_-_20_Absatzlayout_20_V1.5-LSLP8"/>
      <text:p text:style-name="LI_20_Listing">ERRTYPE aError( ERR_RSCRANGE );</text:p>
      <text:p text:style-name="LI_20_Listing">printf( ERR_RSCRANGE == aError ? "TRUE" : "FALSE" );</text:p>
      <text:p text:style-name="LI_20_Listing"><text:s text:c="4"/>//Ausgabe: TRUE</text:p>
      <text:p text:style-name="LI_20_Listing">//Versuch den Fehler zu ueberschreiben (geht nicht)</text:p>
      <text:p text:style-name="LI_20_Listing">aError = ERRTYPE( ERR_ERROR );</text:p>
      <text:p text:style-name="LI_20_Listing">printf( ERR_ERROR == aError ? "TRUE" : "FALSE" );</text:p>
      <text:p text:style-name="LI_20_Listing"><text:s text:c="4"/>//Ausgabe: FALSE</text:p>
      <text:p text:style-name="LI_20_Listing">aError.Clear();</text:p>
      <text:p text:style-name="LI_20_Listing">aError = ERRTYPE( ERR_ERROR );</text:p>
      <text:p text:style-name="LI_20_Listing">printf( ERR_ERROR == aError ? "TRUE" : "FALSE" );</text:p>
      <text:p text:style-name="LI_20_Listing"><text:s text:c="4"/>//Ausgabe: TRUE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ERRTYPE::operator USHORT()</text:p>
      <text:p text:style-name="GA_20_Grund_20_-_20_Absatzlayout_20_V1.5-LSLP8"><text:alphabetical-index-mark text:string-value="operator USHORT()" text:key1="ERRTYPE"/>§</text:p>
      <text:p text:style-name="LI_20_Listing">ERRTYPE::operator USHORT();</text:p>
      <text:p text:style-name="GA_20_Grund_20_-_20_Absatzlayout_20_V1.5-LSLP8"/>
      <text:p text:style-name="F1_20_Fettschrift_20_einzeilig">Return-Werte</text:p>
      <text:p text:style-name="GA_20_Grund_20_-_20_Absatzlayout_20_V1.5-LSLP8"/>
      <text:p text:style-name="GA_20_Grund_20_-_20_Absatzlayout_20_V1.5-LSLP8">Die Fehlernummer in der Instanz wird zurückgeliefer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operator =()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<text:soft-page-break/>ERRTYPE::IsError()</text:p>
      <text:p text:style-name="GA_20_Grund_20_-_20_Absatzlayout_20_V1.5-LSLP8"><text:alphabetical-index-mark text:string-value="IsError()" text:key1="ERRTYPE"/>§</text:p>
      <text:p text:style-name="LI_20_Listing">BOOL ERRTYPE::IsError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zeigt an ob in der Instanz eine Fehlernummer steht, die einen Fehler anzeigt.</text:p>
      <text:p text:style-name="GA_20_Grund_20_-_20_Absatzlayout_20_V1.5-LSLP8"/>
      <text:p text:style-name="F1_20_Fettschrift_20_einzeilig">Return-Werte</text:p>
      <text:p text:style-name="GA_20_Grund_20_-_20_Absatzlayout_20_V1.5-LSLP8"/>
      <text:p text:style-name="FP_20_Funktionsparameter">TRUE<text:tab/>wenn die Fehlernummer im Bereich [0, ERR_ERROREND] liegt.</text:p>
      <text:p text:style-name="FP_20_Funktionsparameter">FALSE<text:tab/>wenn die Fehlernummer im Bereich ]ERR_ERROREND, 0xFFFF ] lie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IsOk(), IsWarning(), Clear()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ERRTYPE::IsOk()</text:p>
      <text:p text:style-name="GA_20_Grund_20_-_20_Absatzlayout_20_V1.5-LSLP8"><text:alphabetical-index-mark text:string-value="IsOk()" text:key1="ERRTYPE"/>§</text:p>
      <text:p text:style-name="LI_20_Listing">BOOL ERRTYPE::IsOk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zeigt an ob in der Instanz eine Fehlernummer steht, die keinen Fehler anzeigt.</text:p>
      <text:p text:style-name="GA_20_Grund_20_-_20_Absatzlayout_20_V1.5-LSLP8"/>
      <text:p text:style-name="F1_20_Fettschrift_20_einzeilig">Return-Werte</text:p>
      <text:p text:style-name="FP_20_Funktionsparameter"/>
      <text:p text:style-name="FP_20_Funktionsparameter">TRUE<text:tab/>wenn die Fehlernummer im Bereich ]ERR_ERROREND, 0xFFFF] liegt.</text:p>
      <text:p text:style-name="FP_20_Funktionsparameter">FALSE<text:tab/>wenn die Fehlernummer im Bereich [0, ERR_ERROREND] lie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IsError(), IsWarning(), Clear()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ERRTYPE::IsWarning()</text:p>
      <text:p text:style-name="GA_20_Grund_20_-_20_Absatzlayout_20_V1.5-LSLP8"><text:alphabetical-index-mark text:string-value="IsWarning()" text:key1="ERRTYPE"/>§</text:p>
      <text:p text:style-name="LI_20_Listing">BOOL ERRTYPE::IsWarning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zeigt an ob in der Instanz eine Fehlernummer steht, die einen Warnung anzeigt.</text:p>
      <text:p text:style-name="GA_20_Grund_20_-_20_Absatzlayout_20_V1.5-LSLP8"/>
      <text:p text:style-name="F1_20_Fettschrift_20_einzeilig">Return-Werte</text:p>
      <text:p text:style-name="FP_20_Funktionsparameter"><text:soft-page-break/></text:p>
      <text:p text:style-name="FP_20_Funktionsparameter">TRUE<text:tab/>wenn die Fehlernummer im Bereich [ERR_WARNING, ERR_WARNINGEND] liegt.</text:p>
      <text:p text:style-name="FP_20_Funktionsparameter">FALSE<text:tab/>wenn die Fehlernummer in einem anderen Bereich lie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Methoden: IsOk(), IsError(), Clear()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ERRTYPE::Clear()</text:p>
      <text:p text:style-name="GA_20_Grund_20_-_20_Absatzlayout_20_V1.5-LSLP8"><text:alphabetical-index-mark text:string-value="Clear()" text:key1="ERRTYPE"/>§</text:p>
      <text:p text:style-name="LI_20_Listing">void ERRTYPE::Clear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 Fehlernummer wird auf ERR_OK gesetzt. Das heißt die Methode IsOk() liefert TRUE zurück.</text:p>
      <text:p text:style-name="GA_20_Grund_20_-_20_Absatzlayout_20_V1.5-LSLP8"/>
      <text:p text:style-name="P4">?????????????????????????????????????????????????????????</text:p>
      <text:p text:style-name="P14">RscError</text:p>
      <text:p text:style-name="GA_20_Grund_20_-_20_Absatzlayout_20_V1.5-LSLP8"><text:alphabetical-index-mark text:string-value="RscError"/><text:toc-mark text:string-value="RscError" text:outline-level="1"/>§</text:p>
      <text:p text:style-name="LI_20_Listing">#define ERR_ERROR <text:s text:c="10"/>0x0100</text:p>
      <text:p text:style-name="LI_20_Listing">#define ERR_UNKNOWN_METHOD <text:s/>0x0101</text:p>
      <text:p text:style-name="LI_20_Listing">#define ERR_OPENFILE <text:s text:c="7"/>0x0102</text:p>
      <text:p text:style-name="LI_20_Listing">#define ERR_NOCHAR <text:s text:c="9"/>0x0103</text:p>
      <text:p text:style-name="LI_20_Listing">#define ERR_NORSCINST <text:s text:c="6"/>0x0104</text:p>
      <text:p text:style-name="LI_20_Listing">#define ERR_USAGE <text:s text:c="10"/>0x0105</text:p>
      <text:p text:style-name="LI_20_Listing">#define ERR_NOINPUT <text:s text:c="8"/>0x0106</text:p>
      <text:p text:style-name="LI_20_Listing">#define ERR_UNKNOWNSW <text:s text:c="6"/>0x0107</text:p>
      <text:p text:style-name="LI_20_Listing">#define ERR_REFTODEEP <text:s text:c="6"/>0x0108</text:p>
      <text:p text:style-name="LI_20_Listing"/>
      <text:p text:style-name="LI_20_Listing">#define ERR_RSCRANGE <text:s text:c="7"/>0x0200</text:p>
      <text:p text:style-name="LI_20_Listing"><text:s text:c="4"/>#define ERR_RSCRANGE_OUTDEFSET <text:s/>(ERR_RSCRANGE +1 )</text:p>
      <text:p text:style-name="LI_20_Listing">#define ERR_RSCENUM <text:s text:c="8"/>0x0210</text:p>
      <text:p text:style-name="LI_20_Listing">#define ERR_RSCFLAG <text:s text:c="8"/>0x0220</text:p>
      <text:p text:style-name="LI_20_Listing">#define ERR_RSCCONT <text:s text:c="8"/>0x0240</text:p>
      <text:p text:style-name="LI_20_Listing"><text:s text:c="4"/>#define ERR_CONT_INVALIDPOS <text:s text:c="4"/>(ERR_RSCCONT +1 )</text:p>
      <text:p text:style-name="LI_20_Listing"><text:s text:c="4"/>#define ERR_CONT_INVALIDTYPE <text:s text:c="3"/>(ERR_RSCCONT +2 )</text:p>
      <text:p text:style-name="LI_20_Listing">#define ERR_RSCCMPED <text:s text:c="7"/>0x0250</text:p>
      <text:p text:style-name="LI_20_Listing">#define ERR_RSCINST <text:s text:c="8"/>0x0260</text:p>
      <text:p text:style-name="LI_20_Listing"><text:s text:c="4"/>#define ERR_RSCINST_NOVARNAME <text:s text:c="2"/>(ERR_RSCINST +1 )</text:p>
      <text:p text:style-name="LI_20_Listing"><text:s text:c="4"/>#define ERR_RSCINST_RESERVEDNAME (ERR_RSCINST +2 )</text:p>
      <text:p text:style-name="LI_20_Listing">#define ERR_LEX <text:s text:c="12"/>0x0270</text:p>
      <text:p text:style-name="LI_20_Listing">#define ERR_YACC <text:s text:c="11"/>0x0280</text:p>
      <text:p text:style-name="LI_20_Listing"><text:s text:c="4"/>#define ERR_DOUBLEID <text:s text:c="11"/>(ERR_YACC <text:s text:c="3"/>+1 )</text:p>
      <text:p text:style-name="LI_20_Listing"><text:s text:c="4"/>#define ERR_FALSETYPE <text:s text:c="10"/>(ERR_YACC <text:s text:c="3"/>+2 )</text:p>
      <text:p text:style-name="LI_20_Listing"><text:s text:c="4"/>#define ERR_NOVARIABLENAME <text:s text:c="5"/>(ERR_YACC <text:s text:c="3"/>+3 )</text:p>
      <text:p text:style-name="LI_20_Listing"><text:s text:c="4"/>#define ERR_USHORTRANGE <text:s text:c="8"/>(ERR_YACC <text:s text:c="3"/>+4 )</text:p>
      <text:p text:style-name="LI_20_Listing"><text:s text:c="4"/>#define ERR_IDRANGE <text:s text:c="12"/>(ERR_YACC <text:s text:c="3"/>+5 )</text:p>
      <text:p text:style-name="LI_20_Listing"><text:s text:c="4"/>#define ERR_NOCOPYOBJ <text:s text:c="10"/>(ERR_YACC <text:s text:c="3"/>+6 )</text:p>
      <text:p text:style-name="LI_20_Listing"><text:s text:c="4"/>#define ERR_REFNOTALLOWED <text:s text:c="6"/>(ERR_YACC <text:s text:c="3"/>+7 )</text:p>
      <text:p text:style-name="LI_20_Listing"><text:s text:c="4"/>#define ERR_DOUBLEDEFINE <text:s text:c="7"/>(ERR_YACC <text:s text:c="3"/>+8 )</text:p>
      <text:p text:style-name="LI_20_Listing"><text:s text:c="4"/>#define ERR_COPYNOTALLOWED <text:s text:c="5"/>(ERR_YACC <text:s text:c="3"/>+9 )</text:p>
      <text:p text:style-name="LI_20_Listing"><text:s text:c="4"/>#define ERR_IDEXPECTED <text:s text:c="9"/>(ERR_YACC <text:s text:c="3"/>+10)</text:p>
      <text:p text:style-name="LI_20_Listing"><text:s text:c="4"/>#define ERR_ZERODIVISION <text:s text:c="7"/>(ERR_YACC <text:s text:c="3"/>+11)</text:p>
      <text:p text:style-name="LI_20_Listing"><text:s text:c="4"/>#define ERR_PRAGMA <text:s text:c="13"/>(ERR_YACC <text:s text:c="3"/>+12)</text:p>
      <text:p text:style-name="LI_20_Listing"><text:s text:c="4"/>#define ERR_DECLAREDEFINE <text:s text:c="6"/>(ERR_YACC <text:s text:c="3"/>+13)</text:p>
      <text:p text:style-name="LI_20_Listing"/>
      <text:p text:style-name="LI_20_Listing"><text:s text:c="4"/>#define WRN_LOCALID <text:s text:c="12"/>(ERR_WARNING +1 )</text:p>
      <text:p text:style-name="LI_20_Listing"><text:s text:c="4"/>#define WRN_GLOBALID <text:s text:c="11"/>(ERR_WARNING +2 )</text:p>
      <text:p text:style-name="LI_20_Listing"><text:s text:c="4"/>#define WRN_SUBINMEMBER <text:s text:c="8"/>(ERR_WARNING +3 )</text:p>
      <text:p text:style-name="LI_20_Listing"><text:s text:c="4"/>#define WRN_CONT_NOID <text:s text:c="10"/>(ERR_WARNING +4 )</text:p>
      <text:p text:style-name="LI_20_Listing"><text:s text:c="4"/>#define WRN_STR_REFNOTFOUND <text:s text:c="4"/>(ERR_WARNING +5 )</text:p>
      <text:p text:style-name="LI_20_Listing"><text:s text:c="4"/>#define WRN_MGR_REFNOTFOUND <text:s text:c="4"/>(ERR_WARNING +6 )</text:p>
      <text:p text:style-name="LI_20_Listing"><text:s text:c="4"/>#define WRN_CONT_DOUBLEID <text:s text:c="6"/>(ERR_WARNING +7 )</text:p>
      <text:p text:style-name="LI_20_Listing"/>
      <text:p text:style-name="LI_20_Listing">class RscError{</text:p>
      <text:p text:style-name="LI_20_Listing">public:</text:p>
      <text:p text:style-name="LI_20_Listing"><text:s text:c="4"/>USHORT <text:s/>nErrors;// Anzahl der Fehler</text:p>
      <text:p text:style-name="LI_20_Listing"><text:s text:c="20"/>RscError();</text:p>
      <text:p text:style-name="LI_20_Listing"><text:soft-page-break/><text:s text:c="4"/>void <text:s text:c="11"/>SetListFile( FILE * fList );</text:p>
      <text:p text:style-name="LI_20_Listing"><text:s text:c="4"/>virtual void <text:s text:c="3"/>StdOut( const char * );</text:p>
      <text:p text:style-name="LI_20_Listing"><text:s text:c="4"/>virtual void <text:s text:c="3"/>LstOut( const char * );</text:p>
      <text:p text:style-name="LI_20_Listing"><text:s text:c="4"/>virtual void <text:s text:c="3"/>Error( ERRTYPE nError, RscTop* pClass,</text:p>
      <text:p text:style-name="LI_20_Listing"><text:s text:c="27"/>const RscId &amp;aId,</text:p>
      <text:p text:style-name="LI_20_Listing"><text:s text:c="27"/>const char * pMessage = NULL );</text:p>
      <text:p text:style-name="LI_20_Listing"><text:s text:c="4"/>virtual void <text:s text:c="3"/>FatalError( ERRTYPE nError, const RscId</text:p>
      <text:p text:style-name="LI_20_Listing"><text:s text:c="22"/>&amp;aId, const char * pMessage = NULL );</text:p>
      <text:p text:style-name="LI_20_Listing">}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In dieser Klasse werden Fehlermeldungen ausgegeben. Die Fehlermeldungen werden zur Standartausgabe geschickt und in eine Listing-Datei geschrieben. Nach Aufruf der Methode FatalError() wird die Funktion RscExit() aufgerufen. Diese sollte das Programm terminieren.</text:p>
      <text:p text:style-name="GA_20_Grund_20_-_20_Absatzlayout_20_V1.5-LSLP8">Die Ausgabe der Fehler hat folgendes Format:</text:p>
      <text:p text:style-name="GA_20_Grund_20_-_20_Absatzlayout_20_V1.5-LSLP8">1.<text:tab/>Zeile in der der Fehler aufgetreten ist.</text:p>
      <text:p text:style-name="GA_20_Grund_20_-_20_Absatzlayout_20_V1.5-LSLP8">2.<text:tab/>Position an der der Fehler aufgetreten ist.</text:p>
      <text:p text:style-name="GA_20_Grund_20_-_20_Absatzlayout_20_V1.5-LSLP8">3.<text:tab/>Fehlernummer: Error ( Typ, Identifier ): Fehlermeldung.</text:p>
      <text:p text:style-name="GA_20_Grund_20_-_20_Absatzlayout_20_V1.5-LSLP8"/>
      <text:p text:style-name="F1_20_Fettschrift_20_einzeilig">Ausnahmen</text:p>
      <text:p text:style-name="GA_20_Grund_20_-_20_Absatzlayout_20_V1.5-LSLP8"/>
      <text:p text:style-name="GA_20_Grund_20_-_20_Absatzlayout_20_V1.5-LSLP8">Die Ausgabe wird unter MS-Windows nicht nach "stdout" umgeleitet, sondern sie wird unterdrückt.</text:p>
      <text:p text:style-name="GA_20_Grund_20_-_20_Absatzlayout_20_V1.5-LSLP8"/>
      <text:p text:style-name="F1_20_Fettschrift_20_einzeilig">Anmerkungen</text:p>
      <text:p text:style-name="GA_20_Grund_20_-_20_Absatzlayout_20_V1.5-LSLP8"/>
      <text:p text:style-name="GA_20_Grund_20_-_20_Absatzlayout_20_V1.5-LSLP8">Die Klasse tauscht Zeilennummern, Zeilen usw. über globale Variable mit dem Parser aus. Aus diesem Grund darf der Parser nicht rekursiv aufgerufen werden.</text:p>
      <text:p text:style-name="GA_20_Grund_20_-_20_Absatzlayout_20_V1.5-LSLP8">Wenn ein Fehler am Ende einer Zeile bemerkt wird, wird häufig die Zeile nach der Fehlerhaften angezeigt.</text:p>
      <text:p text:style-name="GA_20_Grund_20_-_20_Absatzlayout_20_V1.5-LSLP8"/>
      <text:p text:style-name="F1_20_Fettschrift_20_einzeilig">Querverweise</text:p>
      <text:p text:style-name="GA_20_Grund_20_-_20_Absatzlayout_20_V1.5-LSLP8"/>
      <text:p text:style-name="GA_20_Grund_20_-_20_Absatzlayout_20_V1.5-LSLP8">Klassen: <text:s text:c="3"/>RscTypCont, ERRTYPE, RscId, RscFileInst, alle Rsc... Klassen.</text:p>
      <text:p text:style-name="GA_20_Grund_20_-_20_Absatzlayout_20_V1.5-LSLP8">Funktionen: ::RscExit(), ::parser(), ::MacroParser(), ::IncludeParser().</text:p>
      <text:p text:style-name="GA_20_Grund_20_-_20_Absatzlayout_20_V1.5-LSLP8"/>
      <text:p text:style-name="F1_20_Fettschrift_20_einzeilig">Beispiel</text:p>
      <text:p text:style-name="GA_20_Grund_20_-_20_Absatzlayout_20_V1.5-LSLP8">Implementation der Standartausgabe unter MS-Windows.</text:p>
      <text:p text:style-name="GA_20_Grund_20_-_20_Absatzlayout_20_V1.5-LSLP8"/>
      <text:p text:style-name="LI_20_Listing">.....</text:p>
      <text:p text:style-name="LI_20_Listing">class WinError :: public RscError{</text:p>
      <text:p text:style-name="LI_20_Listing"><text:tab/>ListBox * pOutput;</text:p>
      <text:p text:style-name="LI_20_Listing">public:</text:p>
      <text:p text:style-name="LI_20_Listing"><text:tab/>WinError( ListBox * pListBox ) : RscError(){</text:p>
      <text:p text:style-name="LI_20_Listing"><text:tab/><text:tab/>pOutput = pListBox;</text:p>
      <text:p text:style-name="LI_20_Listing"><text:tab/>}</text:p>
      <text:p text:style-name="LI_20_Listing"><text:tab/>void StdOut( const char * pStr ){</text:p>
      <text:p text:style-name="LI_20_Listing"><text:tab/><text:tab/>//fuer gute Ausgabeformatierung muesste auf RETURN</text:p>
      <text:p text:style-name="LI_20_Listing"><text:tab/><text:tab/>//geachtet werden</text:p>
      <text:p text:style-name="LI_20_Listing"><text:soft-page-break/><text:tab/><text:tab/>pOutput.Insert( pStr, LISTBOX_APPEND );</text:p>
      <text:p text:style-name="LI_20_Listing"><text:tab/>}</text:p>
      <text:p text:style-name="LI_20_Listing">};</text:p>
      <text:p text:style-name="LI_20_Listing">.....</text:p>
      <text:p text:style-name="P6">?????????????????????????????????????????????????????????</text:p>
      <text:p text:style-name="GA_20_Grund_20_-_20_Absatzlayout_20_V1.5-LSLP8"/>
      <text:p text:style-name="Heading">Fehlernummern</text:p>
      <text:p text:style-name="GA_20_Grund_20_-_20_Absatzlayout_20_V1.5-LSLP8"><text:alphabetical-index-mark text:string-value="Fehlernummern"/>§</text:p>
      <text:p text:style-name="FP_20_Funktionsparameter">ERR_ERROR<text:tab/>Allgemeiner Fehler, dieser Fehler kann nicht nicht genauer spezifiziert werden.</text:p>
      <text:p text:style-name="FP_20_Funktionsparameter">ERR_UNKNOWN_METHOD<text:tab/>Eine virtuelle Methode die in der abgeleiteten Klasse nicht implementiert ist. Siehe Methoden der Klasse RscInst: SetString(), SetNumber .... Man kann die Fehlermeldung als Typfehler betrachten, das heißt dieser Typ darf nicht verwendet werden.</text:p>
      <text:p text:style-name="FP_20_Funktionsparameter">ERR_OPENFILE<text:tab/>Die Datei mit dem angegebenen Namen konnte nicht geöffnet werden.</text:p>
      <text:p text:style-name="FP_20_Funktionsparameter">ERR_NOCHAR<text:tab/>Es konnte kein Zeichen generiert werden. Zum Beispiel kann '\333' nicht in ein Zeichen umgewandelt werden.</text:p>
      <text:p text:style-name="FP_20_Funktionsparameter">ERR_NORSCINST<text:tab/>Interner Fehler, eine Methode soll auf eine ungültige Instanz angewendet werden.</text:p>
      <text:p text:style-name="FP_20_Funktionsparameter">ERR_NOINPUT<text:tab/>Es wurde keine Eingabedatei angegeben.</text:p>
      <text:p text:style-name="FP_20_Funktionsparameter">ERR_USAGE<text:tab/>Es wird eine Kommandozeilenhilfe ausgegeben (rsc -h).</text:p>
      <text:p text:style-name="FP_20_Funktionsparameter">ERR_UNKNOWNSW<text:tab/>In der Kommandozeile wurde ein unbekannter Schalter verwendet.</text:p>
      <text:p text:style-name="FP_20_Funktionsparameter">ERR_REFTODEEP<text:tab/>Referenzen werden nur bis zu einer bestimmten Tiefe aufgelöst. Der Fehler bedeutet, das Referenzen rekursiv definiert wurden oder daß sie zu tief verschachtelt sind.</text:p>
      <text:p text:style-name="FP_20_Funktionsparameter">ERR_RSCRANGE<text:tab/>In der Klasse RscRange ist ein Fehler aufgetreten.</text:p>
      <text:p text:style-name="FP_20_Funktionsparameter">ERR_RSCRANGE_OUTDEFSET<text:tab/>In eine RscRange-Instanz wurde versucht eine Zahl einzusetzen, die außerhalb des Wertebereichs liegt.</text:p>
      <text:p text:style-name="FP_20_Funktionsparameter">ERR_RSCENUM<text:tab/>In der Klasse RscEnum ist ein Fehler aufgetreten.</text:p>
      <text:p text:style-name="FP_20_Funktionsparameter">ERR_RSCFLAG<text:tab/>In der Klasse RscFlag ist ein Fehler aufgetreten.</text:p>
      <text:p text:style-name="FP_20_Funktionsparameter">ERR_RSCCONT<text:tab/>In der Klasse RscCont ist ein Fehler aufgetreten.</text:p>
      <text:p text:style-name="FP_20_Funktionsparameter">ERR_CONT_INVALIDPOS<text:tab/>In einer RscCont-Instanz wurde auf eine Position zugegriffen, auf der sich keine Instanz befunden hat.</text:p>
      <text:p text:style-name="FP_20_Funktionsparameter">ERR_CONT_INVALIDTYPE<text:tab/>In einer RscCont-Instanz wurde versucht eine Instanz mit falschem Typ einzusetzen.</text:p>
      <text:p text:style-name="FP_20_Funktionsparameter">ERR_RSCINST<text:tab/>In der Klasse RscInst ist ein Fehler aufgetreten.</text:p>
      <text:p text:style-name="FP_20_Funktionsparameter">ERR_RSCINST_NOVARNAME<text:tab/>Eine Methode der Klasse RscInst die einen Variablennamen als Parameter benötigt stellt fest, das dieser Name in der entsprechenden Instanz nicht als Variable definiert ist. Vermutlich hat die RscInst-Instanz einen anderen Typ als erwartet.</text:p>
      <text:p text:style-name="FP_20_Funktionsparameter">ERR_RSCINST_RESERVEDNAME<text:tab/>Für ein Makro soll eine Name verwendet werden, der schon belegt ist. Namen können zum Beispiel schon für Variablen vergeben sein.</text:p>
      <text:p text:style-name="GA_20_Grund_20_-_20_Absatzlayout_20_V1.5-LSLP8"/>
      <text:p text:style-name="GA_20_Grund_20_-_20_Absatzlayout_20_V1.5-LSLP8">Es folgen Fehler die beim Parsen auftreten können.</text:p>
      <text:p text:style-name="FP_20_Funktionsparameter">ERR_YACC<text:tab/>Allgemeiner Fehler der beim Parsen aufgetreten ist.</text:p>
      <text:p text:style-name="FP_20_Funktionsparameter">ERR_DOUBLEID<text:tab/>Zwei globale Resourcen haben den gleichen Identifier.</text:p>
      <text:p text:style-name="FP_20_Funktionsparameter">ERR_FALSETYPE<text:tab/>Der verwendete Typ ist nicht erlaubt.</text:p>
      <text:p text:style-name="FP_20_Funktionsparameter"><text:soft-page-break/>ERR_NOVARIABLENAME<text:tab/>Die Variable darf hier nicht verwendet werden.</text:p>
      <text:p text:style-name="FP_20_Funktionsparameter">ERR_USHORTRANGE<text:tab/>Der Zahlenwert ist außerhalb von [0, 0xFFFF].</text:p>
      <text:p text:style-name="FP_20_Funktionsparameter">ERR_IDRANGE<text:tab/>Der Zahlenwert ist außerhalb von [0, 0x7FFF].</text:p>
      <text:p text:style-name="FP_20_Funktionsparameter">ERR_NOCOPYOBJ<text:tab/>Defaultresource wurde nicht gefunden. Eine Resourceinstanz kann mit einer anderen initialisiert werden. Diese ander Instanz wurde nicht gefunden.</text:p>
      <text:p text:style-name="FP_20_Funktionsparameter">ERR_REFNOTALLOWED<text:tab/>An dieser Stelle ist die Angabe einer Referenz verboten.</text:p>
      <text:p text:style-name="FP_20_Funktionsparameter">ERR_DOUBLEDEFINE<text:tab/>Ein Makroname soll doppelt vergeben werden.</text:p>
      <text:p text:style-name="FP_20_Funktionsparameter">ERR_COPYNOTALLOWED<text:tab/>Die Angabe einer Defaultresource ist verboten.</text:p>
      <text:p text:style-name="FP_20_Funktionsparameter">ERR_IDEXPECTED<text:tab/>Ein Identifier muß Angegeben werden.</text:p>
      <text:p text:style-name="FP_20_Funktionsparameter">ERR_ZERODIVISION<text:tab/>Es sollte durch Null geteilt werden.</text:p>
      <text:p text:style-name="FP_20_Funktionsparameter">ERR_PRAGMA<text:tab/>Bei der Angabe eines Pragmas ist ein Fehler aufgetreten.</text:p>
      <text:p text:style-name="FP_20_Funktionsparameter">ERR_DECLAREDEFINE<text:tab/>Ein Makro mit dieser Deklaration kann nicht erstellt werden. Entweder eine rekursive Definition oder die verwendeten Makros sind nicht in der Abhängigkeitsliste.</text:p>
      <text:p text:style-name="GA_20_Grund_20_-_20_Absatzlayout_20_V1.5-LSLP8"/>
      <text:p text:style-name="GA_20_Grund_20_-_20_Absatzlayout_20_V1.5-LSLP8">Es folgen Warnungen.</text:p>
      <text:p text:style-name="FP_20_Funktionsparameter">WRN_LOCALID<text:tab/>Resourcen die sich innerhalb einer anderen Resource befinden (Unterresourcen) haben ein Identifier über 255.</text:p>
      <text:p text:style-name="FP_20_Funktionsparameter">WRN_GLOBALID<text:tab/>Globale Resourcen haben einen Identifier unter 256.</text:p>
      <text:p text:style-name="FP_20_Funktionsparameter">WRN_SUBINMEMBER<text:tab/>Die Unterresource werden nicht beachtet. Das bedeutet, daß auf diese Resourcen zur Laufzeit nicht zugegriffen werden kann.</text:p>
      <text:p text:style-name="FP_20_Funktionsparameter">WRN_CONT_NOID<text:tab/>Die Resourcen haben einen ungültigen Identifier. Auf diese Resourcen kann zur Laufzeit nicht zugegriffen werden.</text:p>
      <text:p text:style-name="FP_20_Funktionsparameter">WRN_STR_REFNOTFOUND<text:tab/>Beim schreiben ein rc-Datei konnte eine Stringreferenz nicht aufgelöst werden.</text:p>
      <text:p text:style-name="FP_20_Funktionsparameter">WRN_MGR_REFNOTFOUND<text:tab/>Beim schreiben ein rc-Datei konnte eine Referenz nicht aufgelöst werden. Wenn auf Unterresourcen zugegriffen wird, die sich in der referenzierten Resource befinden, dann kann ein Laufzeitfehler auftreten.</text:p>
      <text:p text:style-name="FP_20_Funktionsparameter">WRN_CONT_DOUBLEID<text:tab/>Zwei Unterresource haben den gleichen Identifier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RscError::RscError()</text:p>
      <text:p text:style-name="GA_20_Grund_20_-_20_Absatzlayout_20_V1.5-LSLP8"><text:alphabetical-index-mark text:string-value="RscError()" text:key1="RscError"/>§</text:p>
      <text:p text:style-name="LI_20_Listing">RscError::RscError(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Eine Instanz wird erzeugt. Der Fehlerzähler wird auf Null gesetzt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<text:soft-page-break/>RscError::SetListFile()</text:p>
      <text:p text:style-name="GA_20_Grund_20_-_20_Absatzlayout_20_V1.5-LSLP8"><text:alphabetical-index-mark text:string-value="SetListFile()" text:key1="RscError"/>§</text:p>
      <text:p text:style-name="LI_20_Listing">void RscError::SetListFile( FILE * fLstFile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Es wird eine Datei angegeben in die das Listing und die Fehlermeldungen geschrieben werden. fListing darf auch NULL sein, dann wird kein Listing erzeug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fLstFile<text:tab/>Dies ist die Datei in die geschrieben wird.</text:p>
      <text:p text:style-name="GA_20_Grund_20_-_20_Absatzlayout_20_V1.5-LSLP8"/>
      <text:p text:style-name="F1_20_Fettschrift_20_einzeilig">Anmerkung</text:p>
      <text:p text:style-name="GA_20_Grund_20_-_20_Absatzlayout_20_V1.5-LSLP8"/>
      <text:p text:style-name="GA_20_Grund_20_-_20_Absatzlayout_20_V1.5-LSLP8">Für das Öffnen und Schließen ist der Aufrufer verantwortlich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RscError::StdOut()</text:p>
      <text:p text:style-name="GA_20_Grund_20_-_20_Absatzlayout_20_V1.5-LSLP8"><text:alphabetical-index-mark text:string-value="StdOut()" text:key1="RscError"/>§</text:p>
      <text:p text:style-name="LI_20_Listing">virtual void RscError::StdOut( const char * pSt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Alle Zeichenketten werden nach stdout geschrieben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pStr<text:tab/>Dies ist die Zeichenkette die geschrieben wird.</text:p>
      <text:p text:style-name="GA_20_Grund_20_-_20_Absatzlayout_20_V1.5-LSLP8"/>
      <text:p text:style-name="F1_20_Fettschrift_20_einzeilig">Ausnahmen</text:p>
      <text:p text:style-name="GA_20_Grund_20_-_20_Absatzlayout_20_V1.5-LSLP8"/>
      <text:p text:style-name="GA_20_Grund_20_-_20_Absatzlayout_20_V1.5-LSLP8">Unter MS-Windows wird nicht nach stdout ausgegeben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RscError::StdLst()</text:p>
      <text:p text:style-name="GA_20_Grund_20_-_20_Absatzlayout_20_V1.5-LSLP8"><text:alphabetical-index-mark text:string-value="StdLst()" text:key1="RscError"/>§</text:p>
      <text:p text:style-name="LI_20_Listing">virtual void RscError::StdLst( const char * pStr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Alle Zeichenketten werden in die Listing-Datei geschrieben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pStr<text:tab/>Dies ist die Zeichenkette die geschrieben wird.</text:p>
      <text:p text:style-name="GA_20_Grund_20_-_20_Absatzlayout_20_V1.5-LSLP8"/>
      <text:p text:style-name="F1_20_Fettschrift_20_einzeilig">Ausnahmen</text:p>
      <text:p text:style-name="GA_20_Grund_20_-_20_Absatzlayout_20_V1.5-LSLP8"><text:soft-page-break/></text:p>
      <text:p text:style-name="GA_20_Grund_20_-_20_Absatzlayout_20_V1.5-LSLP8">Wenn keine Listing-Datei angegeben ist passiert nichts.</text:p>
      <text:p text:style-name="GA_20_Grund_20_-_20_Absatzlayout_20_V1.5-LSLP8"/>
      <text:p text:style-name="GA_20_Grund_20_-_20_Absatzlayout_20_V1.5-LSLP8">Querverweise</text:p>
      <text:p text:style-name="GA_20_Grund_20_-_20_Absatzlayout_20_V1.5-LSLP8"/>
      <text:p text:style-name="GA_20_Grund_20_-_20_Absatzlayout_20_V1.5-LSLP8">Methoden: SetListFile()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RscError::Error()</text:p>
      <text:p text:style-name="GA_20_Grund_20_-_20_Absatzlayout_20_V1.5-LSLP8"><text:alphabetical-index-mark text:string-value="Error()" text:key1="RscError"/>§</text:p>
      <text:p text:style-name="LI_20_Listing">virtual void RscError::Error( ERRTYPE aError,</text:p>
      <text:p text:style-name="LI_20_Listing"><text:s text:c="30"/>RscTop * pClass,</text:p>
      <text:p text:style-name="LI_20_Listing"><text:s text:c="30"/>const RscId &amp; rId,</text:p>
      <text:p text:style-name="LI_20_Listing"><text:s text:c="30"/>const char * pMess = NULL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Mit dieser Methode werden Fehler- und Warnungsmeldungen ausgegeben. Die Methode benutzt die Methoden StdOut() und LstOut(). Wenn eine Fehlermeldung vorliegt wird der Fehlerzähler um eins erhöh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aError<text:tab/>Hierin ist die Fehlernummer gespeichert. Über diese wird der Fehlertext ermittelt.</text:p>
      <text:p text:style-name="FP_20_Funktionsparameter">pClass<text:tab/>Dies ist der Typ der Resourceinstanz, in der der Fehler aufgetreten ist. pClass darf NULL sein.</text:p>
      <text:p text:style-name="FP_20_Funktionsparameter">rId<text:tab/>Dies ist der Identifier der Resourceinstanz, in der der Fehler aufgetreten ist.</text:p>
      <text:p text:style-name="FP_20_Funktionsparameter">pMess<text:tab/>Dies ist der Fehlertext. pMess darf NULL sein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RscError::FatalError()</text:p>
      <text:p text:style-name="GA_20_Grund_20_-_20_Absatzlayout_20_V1.5-LSLP8"><text:alphabetical-index-mark text:string-value="FatalError()" text:key1="RscError"/>§</text:p>
      <text:p text:style-name="LI_20_Listing">virtual void RscError::FatalError( ERRTYPE aError,</text:p>
      <text:p text:style-name="LI_20_Listing"><text:s text:c="30"/>const RscId &amp; rId,</text:p>
      <text:p text:style-name="LI_20_Listing"><text:s text:c="30"/>const char * pMess = NULL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Mit dieser Methode werden schwerwiegende Fehler angezeigt. Die Methode benutzt die Methoden StdOut() und LstOut(). Die Funktion RscExit( 1 ) wird gerufen, diese sollte das Programm beenden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aError<text:tab/>Hierin ist die Fehlernummer gespeichert. Über diese wird der Fehlertext ermittelt.</text:p>
      <text:p text:style-name="FP_20_Funktionsparameter">rId<text:tab/>Dies ist der Identifier der Resourceinstanz, in der der Fehler aufgetreten ist.</text:p>
      <text:p text:style-name="FP_20_Funktionsparameter"><text:soft-page-break/>pMess<text:tab/>Dies ist der Fehlertext. pMess darf NULL sein.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Heading">::RscExit()</text:p>
      <text:p text:style-name="GA_20_Grund_20_-_20_Absatzlayout_20_V1.5-LSLP8"><text:toc-mark text:string-value="::RscExit()" text:outline-level="1"/><text:alphabetical-index-mark text:string-value="RscExit()"/>§</text:p>
      <text:p text:style-name="LI_20_Listing">void RscExit( USHORT nExit );</text:p>
      <text:p text:style-name="GA_20_Grund_20_-_20_Absatzlayout_20_V1.5-LSLP8"/>
      <text:p text:style-name="F1_20_Fettschrift_20_einzeilig">Beschreibung</text:p>
      <text:p text:style-name="GA_20_Grund_20_-_20_Absatzlayout_20_V1.5-LSLP8"/>
      <text:p text:style-name="GA_20_Grund_20_-_20_Absatzlayout_20_V1.5-LSLP8">Diese Methode wird gerufen wenn ein schwerwiegende Fehler aufgetreten ist. Das Programm muß beendet werden.</text:p>
      <text:p text:style-name="GA_20_Grund_20_-_20_Absatzlayout_20_V1.5-LSLP8">Fehlernummer:</text:p>
      <text:p text:style-name="FP_20_Funktionsparameter">1<text:tab/>Die Funktion FatalError() wurde aufgerufen.</text:p>
      <text:p text:style-name="FP_20_Funktionsparameter">10<text:tab/>Mit den c-Funktionen alloc() oder realloc() wird kein Speicher mehr zur Verfügung gestellt.</text:p>
      <text:p text:style-name="FP_20_Funktionsparameter">11<text:tab/>Hashtabelle läuft über.</text:p>
      <text:p text:style-name="FP_20_Funktionsparameter">12<text:tab/>Es wird mehr als 64k -1 Byte Speicher angefordert.</text:p>
      <text:p text:style-name="FP_20_Funktionsparameter">13<text:tab/>In einem internen Zeichenkettenfeld ist nicht genug Platz.</text:p>
      <text:p text:style-name="FP_20_Funktionsparameter">14<text:tab/>Es wird ein Objekt gelöscht auf das noch mindestens eine Referenz besteht.</text:p>
      <text:p text:style-name="FP_20_Funktionsparameter">16<text:tab/>Maximal 32 Variablen pro Klasse erlaubt.</text:p>
      <text:p text:style-name="GA_20_Grund_20_-_20_Absatzlayout_20_V1.5-LSLP8"/>
      <text:p text:style-name="F1_20_Fettschrift_20_einzeilig">Parameter</text:p>
      <text:p text:style-name="GA_20_Grund_20_-_20_Absatzlayout_20_V1.5-LSLP8"/>
      <text:p text:style-name="FP_20_Funktionsparameter">nExit<text:tab/>Mit Hilfe dieser Zahl wird der aufgetreten Fehler etwas genauer beschrieben.</text:p>
      <text:p text:style-name="GA_20_Grund_20_-_20_Absatzlayout_20_V1.5-LSLP8"/>
      <text:p text:style-name="F1_20_Fettschrift_20_einzeilig">Beispiel</text:p>
      <text:p text:style-name="GA_20_Grund_20_-_20_Absatzlayout_20_V1.5-LSLP8"/>
      <text:p text:style-name="LI_20_Listing">void RscExit( USHORT nExit ){</text:p>
      <text:p text:style-name="LI_20_Listing"><text:tab/>if( nExit )</text:p>
      <text:p text:style-name="LI_20_Listing"><text:tab/><text:tab/>printf( "Program exit ist %d\n" nExit );</text:p>
      <text:p text:style-name="LI_20_Listing"><text:tab/>exit( nExit );</text:p>
      <text:p text:style-name="LI_20_Listing">};</text:p>
      <text:p text:style-name="GA_20_Grund_20_-_20_Absatzlayout_20_V1.5-LSLP8"/>
      <text:p text:style-name="P4">?????????????????????????????????????????????????????????</text:p>
      <text:p text:style-name="GA_20_Grund_20_-_20_Absatzlayout_20_V1.5-LSLP8"/>
      <text:p text:style-name="GA_20_Grund_20_-_20_Absatzlayout_20_V1.5-LSLP8"/>
      <text:p text:style-name="P12"/>
      <text:p text:style-name="Heading">Stichwortverzeichnis</text:p>
      <text:p text:style-name="GA_20_Grund_20_-_20_Absatzlayout_20_V1.5-LSLP8"><text:toc-mark text:string-value="Stichwortverzeichnis" text:outline-level="1"/>§</text:p>
      <text:p text:style-name="SV_20_Stichwortverzeichnis">::RscExit()<text:tab/>15</text:p>
      <text:p text:style-name="SV_20_Stichwortverzeichnis">ERRTYPE::Clear()<text:tab/>9</text:p>
      <text:p text:style-name="SV_20_Stichwortverzeichnis">ERRTYPE::ERRTYPE()<text:tab/>7</text:p>
      <text:p text:style-name="SV_20_Stichwortverzeichnis">ERRTYPE::IsError()<text:tab/>8</text:p>
      <text:p text:style-name="SV_20_Stichwortverzeichnis">ERRTYPE::IsOk()<text:tab/>9</text:p>
      <text:p text:style-name="SV_20_Stichwortverzeichnis">ERRTYPE::IsWarning()<text:tab/>9</text:p>
      <text:p text:style-name="SV_20_Stichwortverzeichnis">ERRTYPE::operator =()<text:tab/>7</text:p>
      <text:p text:style-name="SV_20_Stichwortverzeichnis">ERRTYPE::operator USHORT()<text:tab/>8</text:p>
      <text:p text:style-name="SV_20_Stichwortverzeichnis">ERRTYPE<text:tab/>6</text:p>
      <text:p text:style-name="SV_20_Stichwortverzeichnis">Fehlernummern<text:tab/>12</text:p>
      <text:p text:style-name="SV_20_Stichwortverzeichnis">RscError<text:tab/>10</text:p>
      <text:p text:style-name="SV_20_Stichwortverzeichnis">RscError::Error()<text:tab/>14</text:p>
      <text:p text:style-name="SV_20_Stichwortverzeichnis">RscError::FatalError()<text:tab/>15</text:p>
      <text:p text:style-name="SV_20_Stichwortverzeichnis">RscError::RscError()<text:tab/>13</text:p>
      <text:p text:style-name="SV_20_Stichwortverzeichnis">RscError::SetListFile()<text:tab/>13</text:p>
      <text:p text:style-name="SV_20_Stichwortverzeichnis">RscError::StdLst()<text:tab/>14</text:p>
      <text:p text:style-name="SV_20_Stichwortverzeichnis">RscError::StdOut()<text:tab/>13</text:p>
      <text:p text:style-name="SV_20_Stichwortverzeichnis"/>
      <text:p text:style-name="GA_20_Grund_20_-_20_Absatzlayout_20_V1.5-LSL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e Printer" svg:font-family="'Line Printer'"/>
    <style:font-face style:name="Arial" svg:font-family="Arial" style:font-family-generic="swiss"/>
    <style:font-face style:name="DejaVu Sans Condensed1" svg:font-family="'DejaVu Sans Condensed'" style:font-family-generic="swiss"/>
    <style:font-face style:name=",Times New Roman" svg:font-family="',Times New Roman'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" svg:font-family="Helv" style:font-family-generic="swiss" style:font-pitch="variable"/>
    <style:font-face style:name="DejaVu Sans Condensed" svg:font-family="'DejaVu Sans Condensed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font-name-asian="Noto Sans CJK SC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cm" style:line-height-at-least="0.423cm" fo:text-align="start" style:justify-single-word="false" fo:keep-together="auto" fo:text-indent="0cm" style:auto-text-indent="false" fo:keep-with-next="always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font-name="Arial1" fo:font-size="14pt" style:font-size-asian="14pt" style:font-name-complex="Arial1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DejaVu Sans Condensed1"/>
    </style:style>
    <style:style style:name="GA_20_Grund_20_-_20_Absatzlayout_20_V1.5-LSLP8" style:display-name="GA Grund - Absatzlayout V1.5-LSLP8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GR_20_Grundabsatzlayout-rechtsbündig" style:display-name="GR Grundabsatzlayout-rechtsbündig" style:family="paragraph">
      <style:paragraph-properties fo:margin-left="0cm" fo:margin-right="0cm" fo:margin-top="0cm" fo:margin-bottom="0cm" style:line-height-at-least="0.423cm" fo:text-align="end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LI_20_Listing" style:display-name="LI Listing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Line Printer" fo:font-size="11.5pt" fo:language="de" fo:country="DE" style:font-name-asian="Times New Roman" style:font-size-asian="11.5pt" style:font-name-complex="Line Printer" style:font-size-complex="10pt" fo:hyphenate="false" fo:hyphenation-remain-char-count="2" fo:hyphenation-push-char-count="2"/>
    </style:style>
    <style:style style:name="U1_20_Überschrift_20_X." style:display-name="U1 Überschrift 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2_20_Überschrift_20_X.X." style:display-name="U2 Überschrift 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3_20_Überschrift_20_X.X.X." style:display-name="U3 Überschrift X.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4_20_Überschrift_20_X.X.X.X." style:display-name="U4 Überschrift X.X.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U5_20_Überschrift_20_X.X.X.X.X." style:display-name="U5 Überschrift X.X.X.X.X." style:family="paragraph" style:list-style-name="WW8Num1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1_20_Einrückung_20_4_20_Sp_20__2f__20_4_20_Sp" style:display-name="E1 Einrückung 4 Sp / 4 Sp" style:family="paragraph">
      <style:paragraph-properties fo:margin-left="1.016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2_20_Einrückung_20_8_20_Sp_20__2f__20_8_20_Sp" style:display-name="E2 Einrückung 8 Sp / 8 Sp" style:family="paragraph">
      <style:paragraph-properties fo:margin-left="2.028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3_20_Einrückung_20_0_20_Sp_20__2f__20_4_20_Sp" style:display-name="E3 Einrückung 0 Sp / 4 Sp" style:family="paragraph">
      <style:paragraph-properties fo:margin-left="0.995cm" fo:margin-right="0cm" fo:margin-top="0cm" fo:margin-bottom="0cm" style:line-height-at-least="0.423cm" fo:text-align="start" style:justify-single-word="false" fo:keep-together="auto" fo:orphans="0" fo:widows="0" fo:hyphenation-ladder-count="no-limit" fo:text-indent="-0.995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E4_20_Einrückung_20_4_20_Sp_20__2f__20_8_20_Sp" style:display-name="E4 Einrückung 4 Sp / 8 Sp" style:family="paragraph">
      <style:paragraph-properties fo:margin-left="2.028cm" fo:margin-right="0cm" fo:margin-top="0cm" fo:margin-bottom="0cm" style:line-height-at-least="0.423cm" fo:text-align="start" style:justify-single-word="false" fo:keep-together="auto" fo:orphans="0" fo:widows="0" fo:hyphenation-ladder-count="no-limit" fo:text-indent="-1.03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FP_20_Funktionsparameter" style:display-name="FP Funktionsparameter" style:family="paragraph">
      <style:paragraph-properties fo:margin-left="5.099cm" fo:margin-right="0cm" fo:margin-top="0cm" fo:margin-bottom="0cm" style:line-height-at-least="0.423cm" fo:text-align="start" style:justify-single-word="false" fo:keep-together="auto" fo:orphans="0" fo:widows="0" fo:hyphenation-ladder-count="no-limit" fo:text-indent="-5.099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IV_20_Inhaltsverzeichnis" style:display-name="IV Inhaltsverzeichnis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3.499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SV_20_Stichwortverzeichnis" style:display-name="SV Stichwortverzeichnis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6.604cm" style:type="right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F1_20_Fettschrift_20_einzeilig" style:display-name="F1 Fettschrift einzeilig" style:family="paragraph">
      <style:paragraph-properties fo:margin-left="0cm" fo:margin-right="0cm" fo:margin-top="0cm" fo:margin-bottom="0cm" style:line-height-at-least="0.423cm" fo:text-align="start" style:justify-single-word="false" fo:keep-together="auto" fo:orphans="0" fo:widows="0" fo:hyphenation-ladder-count="no-limit" fo:text-indent="0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PL_20_Punktliste" style:display-name="PL Punktliste" style:family="paragraph">
      <style:paragraph-properties fo:margin-left="0.995cm" fo:margin-right="0cm" fo:margin-top="0cm" fo:margin-bottom="0cm" style:line-height-at-least="0.423cm" fo:text-align="start" style:justify-single-word="false" fo:keep-together="auto" fo:orphans="0" fo:widows="0" fo:hyphenation-ladder-count="no-limit" fo:text-indent="-0.995cm" style:auto-text-indent="false">
        <style:tab-stops>
          <style:tab-stop style:position="0.998cm"/>
          <style:tab-stop style:position="1.998cm"/>
          <style:tab-stop style:position="3.048cm"/>
          <style:tab-stop style:position="4.064cm"/>
          <style:tab-stop style:position="5.08cm"/>
          <style:tab-stop style:position="6.096cm"/>
          <style:tab-stop style:position="7.112cm"/>
          <style:tab-stop style:position="8.128cm"/>
          <style:tab-stop style:position="9.144cm"/>
          <style:tab-stop style:position="10.16cm"/>
          <style:tab-stop style:position="11.176cm"/>
          <style:tab-stop style:position="12.192cm"/>
          <style:tab-stop style:position="13.208cm"/>
        </style:tab-stops>
      </style:paragraph-properties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fo:hyphenate="false" fo:hyphenation-remain-char-count="2" fo:hyphenation-push-char-count="2"/>
    </style:style>
    <style:style style:name="Footer" style:family="paragraph" style:parent-style-name="Standard" style:class="extra">
      <style:paragraph-properties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2.7cm" style:type="right"/>
        </style:tab-stops>
      </style:paragraph-properties>
    </style:style>
    <style:style style:name="Header" style:family="paragraph" style:parent-style-name="Standard" style:class="extra">
      <style:paragraph-properties fo:margin-left="0cm" fo:margin-right="0cm" fo:margin-top="0cm" fo:margin-bottom="0cm" style:line-height-at-least="0.423cm" fo:text-align="start" style:justify-single-word="false" fo:keep-together="auto" fo:text-indent="0cm" style:auto-text-indent="false">
        <style:tab-stops>
          <style:tab-stop style:position="13.97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GA_20_Grundschrift" style:display-name="GA Grundschrift" style:family="text">
      <style:text-properties style:font-name="Times" fo:font-size="10pt" style:font-size-asian="10pt" style:font-name-complex="Times"/>
    </style:style>
    <style:style style:name="T1_20_Tasten" style:display-name="T1 Tasten" style:family="text">
      <style:text-properties style:font-name=",Times New Roman" fo:font-size="13.5pt" style:font-size-asian="13.5pt" style:font-name-complex=",Times New Roman"/>
    </style:style>
    <style:style style:name="F3_20_Helvetia_20_10_20_Pt_20_Fett" style:display-name="F3 Helvetia 10 Pt Fett" style:family="text">
      <style:text-properties style:font-name="Helv" fo:font-size="10pt" style:font-size-asian="10pt" style:font-name-complex="Helv"/>
    </style:style>
    <style:style style:name="F2_20_Helvetica_20_12_20_Pt_20_Fett" style:display-name="F2 Helvetica 12 Pt Fett" style:family="text">
      <style:text-properties style:font-name="Helv" fo:font-size="11.5pt" fo:font-weight="bold" style:font-size-asian="11.5pt" style:font-weight-asian="bold" style:font-name-complex="Helv"/>
    </style:style>
    <style:style style:name="F1_20_Helvetica_20_14_20_Pt_20_Fett" style:display-name="F1 Helvetica 14 Pt Fett" style:family="text">
      <style:text-properties style:font-name="Helv" fo:font-size="13.5pt" fo:font-weight="bold" style:font-size-asian="13.5pt" style:font-weight-asian="bold" style:font-name-complex="Helv"/>
    </style:style>
    <style:style style:name="C1_20_Courier_20_10_20_Pt" style:display-name="C1 Courier 10 Pt" style:family="text">
      <style:text-properties style:font-name="Line Printer" fo:font-size="11.5pt" style:font-size-asian="11.5pt" style:font-name-complex="Line Printer"/>
    </style:style>
    <style:style style:name="H3_20_Helvetia_20_10_20_Pt" style:display-name="H3 Helvetia 10 Pt" style:family="text">
      <style:text-properties style:font-name="Helv" fo:font-size="10pt" style:font-size-asian="10pt" style:font-name-complex="Helv"/>
    </style:style>
    <style:style style:name="H2_20_Helvetica_20_12_20_Pt" style:display-name="H2 Helvetica 12 Pt" style:family="text">
      <style:text-properties style:font-name="Helv" fo:font-size="11.5pt" style:font-size-asian="11.5pt" style:font-name-complex="Helv"/>
    </style:style>
    <style:style style:name="H1_20_Helvetica_20_14_20_Pt" style:display-name="H1 Helvetica 14 Pt" style:family="text">
      <style:text-properties style:font-name="Times" fo:font-size="10pt" style:font-size-asian="10pt" style:font-name-complex="Times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/>
    <style:page-layout style:name="Mpm1">
      <style:page-layout-properties fo:page-width="20.001cm" fo:page-height="29.7cm" style:num-format="1" style:print-orientation="portrait" fo:margin-top="0.998cm" fo:margin-bottom="0.651cm" fo:margin-left="4.2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524cm" fo:margin-bottom="1.425cm" style:dynamic-spacing="true"/>
      </style:header-style>
      <style:footer-style>
        <style:header-footer-properties fo:min-height="1.859cm" fo:margin-top="1.76cm" style:dynamic-spacing="true"/>
      </style:footer-style>
    </style:page-layout>
    <style:page-layout style:name="Mpm2">
      <style:page-layout-properties fo:page-width="20.001cm" fo:page-height="29.7cm" style:num-format="1" style:print-orientation="portrait" fo:margin-top="2.522cm" fo:margin-bottom="2.51cm" fo:margin-left="4.2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3">
      <style:page-layout-properties fo:page-width="20.001cm" fo:page-height="29.7cm" style:num-format="1" style:print-orientation="portrait" fo:margin-top="2.618cm" fo:margin-bottom="2.498cm" fo:margin-left="4.297cm" fo:margin-right="1.1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4">
      <style:page-layout-properties fo:page-width="20.001cm" fo:page-height="29.7cm" style:num-format="1" style:print-orientation="portrait" fo:margin-top="2.946cm" fo:margin-bottom="2.51cm" fo:margin-left="4.2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  <style:page-layout style:name="Mpm5">
      <style:page-layout-properties fo:page-width="20.001cm" fo:page-height="29.7cm" style:num-format="1" style:print-orientation="portrait" fo:margin-top="2.946cm" fo:margin-bottom="2.498cm" fo:margin-left="4.299cm" fo:margin-right="1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LI_20_Listing"><text:title>Spezifikation  </text:title><text:span text:style-name="F3_20_Helvetia_20_10_20_Pt_20_Fett"> / </text:span><text:span text:style-name="F3_20_Helvetia_20_10_20_Pt_20_Fett"><text:subject>Rsc-Compiler Fehlerbehandlung</text:subject></text:span></text:p>
        <text:p text:style-name="LI_20_Listing">?????????????????????????????????????????????????????????</text:p>
      </style:header>
      <style:footer>
        <text:p text:style-name="LI_20_Listing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Konvert_20_1" style:display-name="Konvert 1" style:page-layout-name="Mpm3">
      <style:header>
        <text:p text:style-name="Header"/>
      </style:header>
      <style:footer>
        <text:p text:style-name="Footer"/>
      </style:footer>
    </style:master-page>
    <style:master-page style:name="Konvert_20_2" style:display-name="Konvert 2" style:page-layout-name="Mpm2">
      <style:header>
        <text:p text:style-name="Header"/>
      </style:header>
      <style:footer>
        <text:p text:style-name="Footer"/>
      </style:footer>
    </style:master-page>
    <style:master-page style:name="Konvert_20_3" style:display-name="Konvert 3" style:page-layout-name="Mpm3">
      <style:header>
        <text:p text:style-name="Header"/>
      </style:header>
      <style:footer>
        <text:p text:style-name="Footer"/>
      </style:footer>
    </style:master-page>
    <style:master-page style:name="Konvert_20_4" style:display-name="Konvert 4" style:page-layout-name="Mpm4">
      <style:header>
        <text:p text:style-name="Header"/>
      </style:header>
      <style:footer>
        <text:p text:style-name="Footer"/>
      </style:footer>
    </style:master-page>
    <style:master-page style:name="Konvert_20_5" style:display-name="Konvert 5" style:page-layout-name="Mpm3">
      <style:header>
        <text:p text:style-name="Header"/>
      </style:header>
      <style:footer>
        <text:p text:style-name="Footer"/>
      </style:footer>
    </style:master-page>
    <style:master-page style:name="Konvert_20_6" style:display-name="Konvert 6" style:page-layout-name="Mpm5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pezifikation  </dc:title>
    <dc:subject>Rsc-Compiler Fehlerbehandlung</dc:subject>
    <meta:initial-creator>Markus Meyer   </meta:initial-creator>
    <meta:creation-date>2024-04-07T16:05:25</meta:creation-date>
    <dc:date>1601-01-01T00:06:31</dc:date>
    <meta:editing-cycles>1</meta:editing-cycles>
    <meta:editing-duration>P15824DT17H31M44S</meta:editing-duration>
    <meta:document-statistic meta:table-count="0" meta:image-count="0" meta:object-count="0" meta:page-count="21" meta:paragraph-count="438" meta:word-count="2266" meta:character-count="18793"/>
    <meta:generator>OpenOffice/4.1.15$Unix OpenOffice.org_project/4115m2$Build-9813</meta:generator>
  </office:meta>
</office:document-meta>
</file>